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1">
            <text:p>0.011</text:p>
          </table:table-cell>
          <table:table-cell office:value-type="string">
            <text:p>ppm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string">
            <text:p>ppm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09">
            <text:p>0.009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300298001">
            <text:p>300298001</text:p>
          </table:table-cell>
          <table:table-cell office:value-type="float" office:value="1">
            <text:p>1</text:p>
          </table:table-cell>
          <table:table-cell office:value-type="float" office:value="0.012">
            <text:p>0.012</text:p>
          </table:table-cell>
          <table:table-cell office:value-type="string">
            <text:p>pp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8060">
            <text:p>28060</text:p>
          </table:table-cell>
          <table:table-cell office:value-type="string">
            <text:p>Kalispell, MT</text:p>
          </table:table-cell>
          <table:table-cell office:value-type="float" office:value="30">
            <text:p>30</text:p>
          </table:table-cell>
          <table:table-cell office:value-type="string">
            <text:p>Montana</text:p>
          </table:table-cell>
          <table:table-cell office:value-type="float" office:value="29">
            <text:p>29</text:p>
          </table:table-cell>
          <table:table-cell office:value-type="string">
            <text:p>Flathead</text:p>
          </table:table-cell>
          <table:table-cell office:value-type="float" office:value="48.510300000936">
            <text:p>48.5103000009</text:p>
          </table:table-cell>
          <table:table-cell office:value-type="float" office:value="-113.99681">
            <text:p>-113.996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18" meta:object-count="0"/>
    <meta:generator>LibreOffice/3.5$Linux_X86_64 LibreOffice_project/350m1$Build-2</meta:generator>
  </office:meta>
</office:document-meta>
</file>